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Preformatted_20_Text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3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4" style:family="paragraph" style:parent-style-name="Table_20_Contents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estausdokumentti<text:tab/><text:tab/><text:tab/><text:tab/><text:tab/><text:tab/><text:tab/><text:tab/><text:tab/>Ohjelmoinnin harjoitustyö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Jarno Varis</text:p>
      <text:p text:style-name="Preformatted_20_Text">013456395</text:p>
      <text:p text:style-name="Preformatted_20_Text">https://github.com/jarnul/Javalabra</text:p>
      <text:p text:style-name="Preformatted_20_Text"/>
      <text:p text:style-name="Preformatted_20_Text"/>
      <text:p text:style-name="Preformatted_20_Text">Päivitetty 26.11.2012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estitapaukset</text:p>
      <text:p text:style-name="Preformatted_20_Text">Testin kohde</text:p>
      <text:p text:style-name="Preformatted_20_Text">syöte</text:p>
      <text:p text:style-name="Preformatted_20_Text">kohde</text:p>
      <text:p text:style-name="Preformatted_20_Text">tulos</text:p>
      <text:p text:style-name="Preformatted_20_Text">Ok</text:p>
      <text:p text:style-name="Preformatted_20_Text">Päävalikon käynnistys, ja exit-painikkeen toiminta</text:p>
      <text:p text:style-name="Preformatted_20_Text">Ohjelman käynnistys ja painikkeen klikkaus</text:p>
      <text:p text:style-name="Preformatted_20_Text">Javalabra.java</text:p>
      <text:p text:style-name="Preformatted_20_Text">Ohjelma käynnistyy, ja sammuu</text:p>
      <text:p text:style-name="Preformatted_20_Text">Ok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2">Tehtävä</text:p>
          </table:table-cell>
          <table:table-cell table:style-name="Table1.A1" office:value-type="string">
            <text:p text:style-name="P2">Toiminta/Syöte</text:p>
          </table:table-cell>
          <table:table-cell table:style-name="Table1.A1" office:value-type="string">
            <text:p text:style-name="P4">Kohde</text:p>
          </table:table-cell>
          <table:table-cell table:style-name="Table1.A1" office:value-type="string">
            <text:p text:style-name="P2">Tapahtuma</text:p>
          </table:table-cell>
          <table:table-cell table:style-name="Table1.E1" office:value-type="string">
            <text:p text:style-name="P4">Ok?</text:p>
          </table:table-cell>
        </table:table-row>
        <table:table-row>
          <table:table-cell table:style-name="Table1.A2" office:value-type="string">
            <text:p text:style-name="P1">Pisteden nollaaminen</text:p>
          </table:table-cell>
          <table:table-cell table:style-name="Table1.A2" office:value-type="string">
            <text:p text:style-name="P1">”Clear score” -painikkeen klikkaus</text:p>
          </table:table-cell>
          <table:table-cell table:style-name="Table1.A2" office:value-type="string">
            <text:p text:style-name="P1">Javalabra.java</text:p>
          </table:table-cell>
          <table:table-cell table:style-name="Table1.A2" office:value-type="string">
            <text:p text:style-name="P1">High score nollaantui</text:p>
          </table:table-cell>
          <table:table-cell table:style-name="Table1.E2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1">Pelin loppuminen</text:p>
          </table:table-cell>
          <table:table-cell table:style-name="Table1.A2" office:value-type="string">
            <text:p text:style-name="P1">Pelin pelaaminen vaiheeseen, jossa peli on täynnä ruutuja ja pitäisi tulla ”Game Over”</text:p>
          </table:table-cell>
          <table:table-cell table:style-name="Table1.A2" office:value-type="string">
            <text:p text:style-name="P1">gameMenu.java/gameLogic.java</text:p>
          </table:table-cell>
          <table:table-cell table:style-name="Table1.A2" office:value-type="string">
            <text:p text:style-name="P1">Peli pelattu kyseiseen tilanteeseen, ja tämän jälkeen tuli odotetusti ”Game Over” viesti sisältäen saadut pisteet</text:p>
          </table:table-cell>
          <table:table-cell table:style-name="Table1.E2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1">Liikkuvien palikoiden värin vaihto</text:p>
          </table:table-cell>
          <table:table-cell table:style-name="Table1.A2" office:value-type="string">
            <text:p text:style-name="P1">”Color” -painikkeen klikkaus peli-ikkunassa</text:p>
          </table:table-cell>
          <table:table-cell table:style-name="Table1.A2" office:value-type="string">
            <text:p text:style-name="P1">gameMenu.java</text:p>
          </table:table-cell>
          <table:table-cell table:style-name="Table1.A2" office:value-type="string">
            <text:p text:style-name="P1">Palikan väri vaihtui</text:p>
          </table:table-cell>
          <table:table-cell table:style-name="Table1.E2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1">Tekoälyn testi</text:p>
          </table:table-cell>
          <table:table-cell table:style-name="Table1.A2" office:value-type="string">
            <text:p text:style-name="P1">”AI-demo” -nappulan klikkaus, ja ”Start” -nappulan klikkaus</text:p>
          </table:table-cell>
          <table:table-cell table:style-name="Table1.A2" office:value-type="string">
            <text:p text:style-name="P1">gameMenuAI.java</text:p>
          </table:table-cell>
          <table:table-cell table:style-name="Table1.A2" office:value-type="string">
            <text:p text:style-name="P1">Tekoäly pelaa peliä, kunnes hävisi, ja ”Game Over” viesti tuli odotetusti</text:p>
          </table:table-cell>
          <table:table-cell table:style-name="Table1.E2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3">Palikan liikuttaminen</text:p>
          </table:table-cell>
          <table:table-cell table:style-name="Table1.A2" office:value-type="string">
            <text:p text:style-name="P3">Nuolinäppäimien paino</text:p>
          </table:table-cell>
          <table:table-cell table:style-name="Table1.A2" office:value-type="string">
            <text:p text:style-name="P3">GameMenu.java/gameLogic.java</text:p>
          </table:table-cell>
          <table:table-cell table:style-name="Table1.A2" office:value-type="string">
            <text:p text:style-name="P3">Palikka liikkui vasemmalle ja oikealla, ja suoritti rotaation tetriksen sääntöjen mukaan</text:p>
          </table:table-cell>
          <table:table-cell table:style-name="Table1.E2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3">Rivien hävitys</text:p>
          </table:table-cell>
          <table:table-cell table:style-name="Table1.A2" office:value-type="string">
            <text:p text:style-name="P3">Pelataan peli tilanteeseen, jossa nykyisestä pelistä häviää yksi tai enemmän rivejä</text:p>
          </table:table-cell>
          <table:table-cell table:style-name="Table1.A2" office:value-type="string">
            <text:p text:style-name="P3">GameMenu.java/gameLogic.java</text:p>
          </table:table-cell>
          <table:table-cell table:style-name="Table1.A2" office:value-type="string">
            <text:p text:style-name="P3">Kyseisen tilanteen tapahtuessa rivit hävisivät odotetusti, aiheuttamatta graafisia artifakteja, ja pistemäärä lisääntyi odotetusti hävinneiden rivien määrän mukaisesti</text:p>
          </table:table-cell>
          <table:table-cell table:style-name="Table1.E2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fi" style:country-asian="FI" style:font-size-complex="12pt" style:language-complex="fi" style:country-complex="FI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font-name-asian="Droid Sans" style:font-size-asian="10.5pt" style:language-asian="fi" style:country-asian="FI" style:font-name-complex="Lohit Hindi" style:font-size-complex="12pt" style:language-complex="fi" style:country-complex="FI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8T11:41:03</dc:date>
    <dc:creator>Jarno Varis</dc:creator>
    <meta:generator>LibreOffice/3.5$Linux_X86_64 LibreOffice_project/350m1$Build-2</meta:generator>
    <meta:editing-duration>PT1M23S</meta:editing-duration>
    <meta:editing-cycles>2</meta:editing-cycles>
    <meta:document-statistic meta:table-count="1" meta:image-count="0" meta:object-count="0" meta:page-count="3" meta:paragraph-count="51" meta:word-count="174" meta:character-count="1410" meta:non-whitespace-character-count="1410"/>
  </office:meta>
</office:document-meta>
</file>